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04674" calcext:value-type="float">
            <text:p>0,004674</text:p>
          </table:table-cell>
          <table:table-cell/>
          <table:table-cell table:formula="of:=[.B1]" office:value-type="float" office:value="0.004674" calcext:value-type="float">
            <text:p>0,004674</text:p>
          </table:table-cell>
          <table:table-cell table:formula="of:=[.B2]" office:value-type="float" office:value="0.000177" calcext:value-type="float">
            <text:p>0,000177</text:p>
          </table:table-cell>
          <table:table-cell table:formula="of:=[.B3]" office:value-type="float" office:value="0.004862" calcext:value-type="float">
            <text:p>0,00486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77" calcext:value-type="float">
            <text:p>0,000177</text:p>
          </table:table-cell>
          <table:table-cell/>
          <table:table-cell table:formula="of:=[.B5]" office:value-type="float" office:value="0.006102" calcext:value-type="float">
            <text:p>0,006102</text:p>
          </table:table-cell>
          <table:table-cell table:formula="of:=[.B6]" office:value-type="float" office:value="0.00025" calcext:value-type="float">
            <text:p>0,00025</text:p>
          </table:table-cell>
          <table:table-cell table:formula="of:=[.B7]" office:value-type="float" office:value="0.006364" calcext:value-type="float">
            <text:p>0,00636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862" calcext:value-type="float">
            <text:p>0,004862</text:p>
          </table:table-cell>
          <table:table-cell/>
          <table:table-cell table:formula="of:=[.B9]" office:value-type="float" office:value="0.008092" calcext:value-type="float">
            <text:p>0,008092</text:p>
          </table:table-cell>
          <table:table-cell table:formula="of:=[.B10]" office:value-type="float" office:value="0.000724" calcext:value-type="float">
            <text:p>0,000724</text:p>
          </table:table-cell>
          <table:table-cell table:formula="of:=[.B11]" office:value-type="float" office:value="0.00883" calcext:value-type="float">
            <text:p>0,00883</text:p>
          </table:table-cell>
        </table:table-row>
        <table:table-row table:style-name="ro1">
          <table:table-cell table:number-columns-repeated="3"/>
          <table:table-cell table:formula="of:=[.B13]" office:value-type="float" office:value="0.006693" calcext:value-type="float">
            <text:p>0,006693</text:p>
          </table:table-cell>
          <table:table-cell table:formula="of:=[.B14]" office:value-type="float" office:value="0.00024" calcext:value-type="float">
            <text:p>0,00024</text:p>
          </table:table-cell>
          <table:table-cell table:formula="of:=[.B15]" office:value-type="float" office:value="0.006946" calcext:value-type="float">
            <text:p>0,00694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102" calcext:value-type="float">
            <text:p>0,006102</text:p>
          </table:table-cell>
          <table:table-cell/>
          <table:table-cell table:formula="of:=[.B17]" office:value-type="float" office:value="0.00311" calcext:value-type="float">
            <text:p>0,00311</text:p>
          </table:table-cell>
          <table:table-cell table:formula="of:=[.B18]" office:value-type="float" office:value="0.000188" calcext:value-type="float">
            <text:p>0,000188</text:p>
          </table:table-cell>
          <table:table-cell table:formula="of:=[.B19]" office:value-type="float" office:value="0.003308" calcext:value-type="float">
            <text:p>0,00330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" calcext:value-type="float">
            <text:p>0,00025</text:p>
          </table:table-cell>
          <table:table-cell/>
          <table:table-cell table:formula="of:=[.B21]" office:value-type="float" office:value="0.004127" calcext:value-type="float">
            <text:p>0,004127</text:p>
          </table:table-cell>
          <table:table-cell table:formula="of:=[.B22]" office:value-type="float" office:value="0.000149" calcext:value-type="float">
            <text:p>0,000149</text:p>
          </table:table-cell>
          <table:table-cell table:formula="of:=[.B23]" office:value-type="float" office:value="0.004289" calcext:value-type="float">
            <text:p>0,0042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364" calcext:value-type="float">
            <text:p>0,006364</text:p>
          </table:table-cell>
          <table:table-cell/>
          <table:table-cell table:formula="of:=[.B25]" office:value-type="float" office:value="0.003663" calcext:value-type="float">
            <text:p>0,003663</text:p>
          </table:table-cell>
          <table:table-cell table:formula="of:=[.B26]" office:value-type="float" office:value="0.000191" calcext:value-type="float">
            <text:p>0,000191</text:p>
          </table:table-cell>
          <table:table-cell table:formula="of:=[.B27]" office:value-type="float" office:value="0.003948" calcext:value-type="float">
            <text:p>0,003948</text:p>
          </table:table-cell>
        </table:table-row>
        <table:table-row table:style-name="ro1">
          <table:table-cell table:number-columns-repeated="3"/>
          <table:table-cell table:formula="of:=[.B29]" office:value-type="float" office:value="0.003673" calcext:value-type="float">
            <text:p>0,003673</text:p>
          </table:table-cell>
          <table:table-cell table:formula="of:=[.B30]" office:value-type="float" office:value="0.000163" calcext:value-type="float">
            <text:p>0,000163</text:p>
          </table:table-cell>
          <table:table-cell table:formula="of:=[.B31]" office:value-type="float" office:value="0.003847" calcext:value-type="float">
            <text:p>0,003847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8092" calcext:value-type="float">
            <text:p>0,008092</text:p>
          </table:table-cell>
          <table:table-cell/>
          <table:table-cell table:formula="of:=[.B33]" office:value-type="float" office:value="0.004457" calcext:value-type="float">
            <text:p>0,004457</text:p>
          </table:table-cell>
          <table:table-cell table:formula="of:=[.B34]" office:value-type="float" office:value="0.00019" calcext:value-type="float">
            <text:p>0,00019</text:p>
          </table:table-cell>
          <table:table-cell table:formula="of:=[.B35]" office:value-type="float" office:value="0.004663" calcext:value-type="float">
            <text:p>0,00466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24" calcext:value-type="float">
            <text:p>0,000724</text:p>
          </table:table-cell>
          <table:table-cell/>
          <table:table-cell table:formula="of:=[.B37]" office:value-type="float" office:value="0.007496" calcext:value-type="float">
            <text:p>0,007496</text:p>
          </table:table-cell>
          <table:table-cell table:formula="of:=[.B38]" office:value-type="float" office:value="0.000286" calcext:value-type="float">
            <text:p>0,000286</text:p>
          </table:table-cell>
          <table:table-cell table:formula="of:=[.B39]" office:value-type="float" office:value="0.007793" calcext:value-type="float">
            <text:p>0,0077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883" calcext:value-type="float">
            <text:p>0,00883</text:p>
          </table:table-cell>
          <table:table-cell/>
          <table:table-cell table:formula="of:=[.B41]" office:value-type="float" office:value="0.002717" calcext:value-type="float">
            <text:p>0,002717</text:p>
          </table:table-cell>
          <table:table-cell table:formula="of:=[.B42]" office:value-type="float" office:value="0.000166" calcext:value-type="float">
            <text:p>0,000166</text:p>
          </table:table-cell>
          <table:table-cell table:formula="of:=[.B43]" office:value-type="float" office:value="0.002899" calcext:value-type="float">
            <text:p>0,0028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6693" calcext:value-type="float">
            <text:p>0,006693</text:p>
          </table:table-cell>
          <table:table-cell/>
          <table:table-cell table:formula="of:=SMALL([.D$1:.D$11];1)" office:value-type="float" office:value="0.002717" calcext:value-type="float">
            <text:p>0,002717</text:p>
          </table:table-cell>
          <table:table-cell table:formula="of:=SMALL([.E$1:.E$11];1)" office:value-type="float" office:value="0.000149" calcext:value-type="float">
            <text:p>0,000149</text:p>
          </table:table-cell>
          <table:table-cell table:formula="of:=SMALL([.F$1:.F$11];1)" office:value-type="float" office:value="0.002899" calcext:value-type="float">
            <text:p>0,00289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" calcext:value-type="float">
            <text:p>0,00024</text:p>
          </table:table-cell>
          <table:table-cell/>
          <table:table-cell table:formula="of:=SMALL([.D$1:.D$11];2)" office:value-type="float" office:value="0.00311" calcext:value-type="float">
            <text:p>0,00311</text:p>
          </table:table-cell>
          <table:table-cell table:formula="of:=SMALL([.E$1:.E$11];2)" office:value-type="float" office:value="0.000163" calcext:value-type="float">
            <text:p>0,000163</text:p>
          </table:table-cell>
          <table:table-cell table:formula="of:=SMALL([.F$1:.F$11];2)" office:value-type="float" office:value="0.003308" calcext:value-type="float">
            <text:p>0,00330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6946" calcext:value-type="float">
            <text:p>0,006946</text:p>
          </table:table-cell>
          <table:table-cell/>
          <table:table-cell table:formula="of:=SMALL([.D$1:.D$11];3)" office:value-type="float" office:value="0.003663" calcext:value-type="float">
            <text:p>0,003663</text:p>
          </table:table-cell>
          <table:table-cell table:formula="of:=SMALL([.E$1:.E$11];3)" office:value-type="float" office:value="0.000166" calcext:value-type="float">
            <text:p>0,000166</text:p>
          </table:table-cell>
          <table:table-cell table:formula="of:=SMALL([.F$1:.F$11];3)" office:value-type="float" office:value="0.003847" calcext:value-type="float">
            <text:p>0,003847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03673" calcext:value-type="float">
            <text:p>0,003673</text:p>
          </table:table-cell>
          <table:table-cell table:formula="of:=SMALL([.E$1:.E$11];4)" office:value-type="float" office:value="0.000177" calcext:value-type="float">
            <text:p>0,000177</text:p>
          </table:table-cell>
          <table:table-cell table:formula="of:=SMALL([.F$1:.F$11];4)" office:value-type="float" office:value="0.003948" calcext:value-type="float">
            <text:p>0,003948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11" calcext:value-type="float">
            <text:p>0,00311</text:p>
          </table:table-cell>
          <table:table-cell/>
          <table:table-cell table:formula="of:=SMALL([.D$1:.D$11];5)" office:value-type="float" office:value="0.004127" calcext:value-type="float">
            <text:p>0,004127</text:p>
          </table:table-cell>
          <table:table-cell table:formula="of:=SMALL([.E$1:.E$11];5)" office:value-type="float" office:value="0.000188" calcext:value-type="float">
            <text:p>0,000188</text:p>
          </table:table-cell>
          <table:table-cell table:formula="of:=SMALL([.F$1:.F$11];5)" office:value-type="float" office:value="0.004289" calcext:value-type="float">
            <text:p>0,00428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8" calcext:value-type="float">
            <text:p>0,000188</text:p>
          </table:table-cell>
          <table:table-cell/>
          <table:table-cell table:formula="of:=AVERAGE([.D13:.D17])" office:value-type="float" office:value="0.003458" calcext:value-type="float">
            <text:p>0,003458</text:p>
          </table:table-cell>
          <table:table-cell table:formula="of:=AVERAGE([.E13:.E17])" office:value-type="float" office:value="0.0001686" calcext:value-type="float">
            <text:p>0,0001686</text:p>
          </table:table-cell>
          <table:table-cell table:formula="of:=AVERAGE([.F13:.F17])" office:value-type="float" office:value="0.0036582" calcext:value-type="float">
            <text:p>0,003658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308" calcext:value-type="float">
            <text:p>0,00330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127" calcext:value-type="float">
            <text:p>0,00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49" calcext:value-type="float">
            <text:p>0,000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289" calcext:value-type="float">
            <text:p>0,00428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663" calcext:value-type="float">
            <text:p>0,003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1" calcext:value-type="float">
            <text:p>0,000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948" calcext:value-type="float">
            <text:p>0,0039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3673" calcext:value-type="float">
            <text:p>0,003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3" calcext:value-type="float">
            <text:p>0,000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3847" calcext:value-type="float">
            <text:p>0,00384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457" calcext:value-type="float">
            <text:p>0,004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" calcext:value-type="float">
            <text:p>0,00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4663" calcext:value-type="float">
            <text:p>0,00466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496" calcext:value-type="float">
            <text:p>0,007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6" calcext:value-type="float">
            <text:p>0,000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793" calcext:value-type="float">
            <text:p>0,0077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2717" calcext:value-type="float">
            <text:p>0,002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6" calcext:value-type="float">
            <text:p>0,00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2899" calcext:value-type="float">
            <text:p>0,00289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523" calcext:value-type="float">
            <text:p>0,005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2" calcext:value-type="float">
            <text:p>0,000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666" calcext:value-type="float">
            <text:p>0,0056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4935" calcext:value-type="float">
            <text:p>0,004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7" calcext:value-type="float">
            <text:p>0,00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154" calcext:value-type="float">
            <text:p>0,00515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307" calcext:value-type="float">
            <text:p>0,005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33" calcext:value-type="float">
            <text:p>0,000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553" calcext:value-type="float">
            <text:p>0,00555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5393" calcext:value-type="float">
            <text:p>0,005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7" calcext:value-type="float">
            <text:p>0,000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5602" calcext:value-type="float">
            <text:p>0,005602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05092" calcext:value-type="float">
            <text:p>0,005092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236857142857143" calcext:value-type="float">
            <text:p>0,000236857142857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0534728571428571" calcext:value-type="float">
            <text:p>0,0053472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2:08.8087232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2:14.569984927</dc:date>
    <meta:editing-duration>PT13M50S</meta:editing-duration>
    <meta:editing-cycles>13</meta:editing-cycles>
    <meta:generator>LibreOffice/6.2.5.2$Linux_X86_64 LibreOffice_project/20$Build-2</meta:generator>
    <meta:document-statistic meta:table-count="1" meta:cell-count="144" meta:object-count="0"/>
  </office:meta>
</office:document-meta>
</file>